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b7090" officeooo:paragraph-rsid="000b7090"/>
    </style:style>
    <style:style style:name="P2" style:family="paragraph" style:parent-style-name="Standard">
      <style:text-properties officeooo:rsid="000d5ded" officeooo:paragraph-rsid="000d5ded"/>
    </style:style>
    <style:style style:name="P3" style:family="paragraph" style:parent-style-name="Standard">
      <style:text-properties officeooo:rsid="000d5ded" officeooo:paragraph-rsid="000f681e"/>
    </style:style>
    <style:style style:name="P4" style:family="paragraph" style:parent-style-name="Standard">
      <style:text-properties officeooo:rsid="000f681e" officeooo:paragraph-rsid="000f681e"/>
    </style:style>
    <style:style style:name="P5" style:family="paragraph" style:parent-style-name="Standard">
      <style:text-properties officeooo:rsid="00100015" officeooo:paragraph-rsid="00100015"/>
    </style:style>
    <style:style style:name="P6" style:family="paragraph" style:parent-style-name="Standard">
      <style:text-properties officeooo:rsid="00109a3e" officeooo:paragraph-rsid="00109a3e"/>
    </style:style>
    <style:style style:name="P7" style:family="paragraph" style:parent-style-name="Standard">
      <style:text-properties officeooo:rsid="0011ed80" officeooo:paragraph-rsid="0011ed80"/>
    </style:style>
    <style:style style:name="P8" style:family="paragraph" style:parent-style-name="Standard" style:list-style-name="L1">
      <style:text-properties officeooo:rsid="0011ed80" officeooo:paragraph-rsid="0011ed80"/>
    </style:style>
    <style:style style:name="P9" style:family="paragraph" style:parent-style-name="Standard">
      <style:text-properties officeooo:rsid="0011ed80" officeooo:paragraph-rsid="0011ed80"/>
    </style:style>
    <style:style style:name="P10" style:family="paragraph" style:parent-style-name="Standard">
      <style:text-properties officeooo:rsid="00129c95" officeooo:paragraph-rsid="00129c95"/>
    </style:style>
    <style:style style:name="P11" style:family="paragraph" style:parent-style-name="Standard" style:list-style-name="L2">
      <style:text-properties officeooo:rsid="00129c95" officeooo:paragraph-rsid="00129c95"/>
    </style:style>
    <style:style style:name="P12" style:family="paragraph" style:parent-style-name="Standard" style:list-style-name="L3">
      <style:text-properties officeooo:rsid="00129c95" officeooo:paragraph-rsid="00129c95"/>
    </style:style>
    <style:style style:name="P13" style:family="paragraph" style:parent-style-name="Standard">
      <style:text-properties officeooo:rsid="000d5ded" officeooo:paragraph-rsid="000d5ded"/>
    </style:style>
    <style:style style:name="P14" style:family="paragraph" style:parent-style-name="Standard">
      <style:text-properties officeooo:rsid="000d5ded" officeooo:paragraph-rsid="0013cc5b"/>
    </style:style>
    <style:style style:name="P15" style:family="paragraph" style:parent-style-name="Standard">
      <style:text-properties officeooo:rsid="0013cc5b" officeooo:paragraph-rsid="0013cc5b"/>
    </style:style>
    <style:style style:name="T1" style:family="text">
      <style:text-properties style:text-underline-style="none"/>
    </style:style>
    <style:style style:name="T2" style:family="text">
      <style:text-properties style:text-underline-style="none" officeooo:rsid="000ce181"/>
    </style:style>
    <style:style style:name="T3" style:family="text">
      <style:text-properties officeooo:rsid="0013cc5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a)</text:p>
      <text:p text:style-name="P1">Programa</text:p>
      <text:p text:style-name="P1"><text:tab/>• Es estático</text:p>
      <text:p text:style-name="P1"><text:tab/>• No tiene program <text:span text:style-name="T1">c</text:span><text:span text:style-name="T2">o</text:span><text:span text:style-name="T1">unter</text:span></text:p>
      <text:p text:style-name="P1"><text:tab/>• Existe desde que se edita hasta que se borra</text:p>
      <text:p text:style-name="P1">Proceso</text:p>
      <text:p text:style-name="P1"><text:tab/>• Es dinámico</text:p>
      <text:p text:style-name="P1"><text:tab/>• Tiene program counter</text:p>
      <text:p text:style-name="P1"><text:tab/>• Su ciclo de vida comprende desde que se lo ejecuta hasta que</text:p>
      <text:p text:style-name="P1"><text:tab/>termina</text:p>
      <text:p text:style-name="P1"/>
      <text:p text:style-name="P1">b)</text:p>
      <text:p text:style-name="P1">Retorno: tiempo que transcurre entre que el proceso llega al</text:p>
      <text:p text:style-name="P1">sistema hasta que completa su ejecución</text:p>
      <text:p text:style-name="P1">Espera: tiempo que el proceso se encuentra en el sistema</text:p>
      <text:p text:style-name="P1">esperando, es decir el tiempo que pasa sin ejecutarse (TR -</text:p>
      <text:p text:style-name="P1">Tcpu)</text:p>
      <text:p text:style-name="P1"/>
      <text:p text:style-name="P1">c) Tiempo promedio retorno: La suma de los tiempos de retorno de los procesos dividido la cantidad de procesos</text:p>
      <text:p text:style-name="P1">Tiempo promedio de espera: Suma de tiempo de espera de todos los procesos dividido la cantidad de procesos</text:p>
      <text:p text:style-name="P1"/>
      <text:p text:style-name="P1">Dependiendo del algoritmo empleado dicho tiempo variará</text:p>
      <text:p text:style-name="P1"/>
      <text:p text:style-name="P1">d)</text:p>
      <text:p text:style-name="P1">Es una medida que determina cuanto tiempo podría usar el procesador cada proceso</text:p>
      <text:p text:style-name="P2">e) Nonpreemptive: una vez que un proceso esta en estado de ejecución, continua hasta que termina o se bloquea por algún evento (e.j. I/O)</text:p>
      <text:p text:style-name="P2">Preemptive: el proceso en ejecución puede ser interrumpido y llevado a la cola de listos:</text:p>
      <text:p text:style-name="P2"><text:tab/>• Mayor overhead pero mejor servicio</text:p>
      <text:p text:style-name="P2"><text:tab/>• Un proceso no monopoliza el procesador</text:p>
      <text:p text:style-name="P1"/>
      <text:p text:style-name="P1">f)</text:p>
      <text:p text:style-name="P1">Long term scheduler: admite nuevos procesos a memoria (controla el grado de multirpogramación)</text:p>
      <text:p text:style-name="P1">Medium term scheduler: realiza el swapping (intercambio) entre el disco y la memoria cuando el SO lo determina (puede disminuir el grado de multiprogramación)</text:p>
      <text:p text:style-name="P1">Short term scheduler: determina que proceso pasará a ejecutarse</text:p>
      <text:p text:style-name="P1"/>
      <text:p text:style-name="P1">g)</text:p>
      <text:p text:style-name="P1">Dispatcher: hace cambio de contexto, cambio de modo de</text:p>
      <text:p text:style-name="P1">ejecución…ˮdespachaˮ el proceso elegido por el Short Term (es decir, salta</text:p>
      <text:p text:style-name="P1">a la instrucción a ejecutar)</text:p>
      <text:p text:style-name="P1"/>
      <text:p text:style-name="P1">2)</text:p>
      <text:p text:style-name="P1"/>
      <text:p text:style-name="P1">a)</text:p>
      <text:p text:style-name="P1">top: Despliega los procesos de Linux corriendo actualmente con ciertos detalles: usuario que lo está ejecutando, PID, uso de CPU, etc.</text:p>
      <text:p text:style-name="P1"/>
      <text:p text:style-name="P1">c)</text:p>
      <text:p text:style-name="P1"><text:soft-page-break/>ps: Despliega la información de procesos activos</text:p>
      <text:p text:style-name="P1"/>
      <text:p text:style-name="P1">d)</text:p>
      <text:p text:style-name="P1">pstree: Despliega los procesos del sistema en forma de diagrama de árbol</text:p>
      <text:p text:style-name="P1"/>
      <text:p text:style-name="P1">e) kill: Le envía una señal a un proceso (Señal por defecto es la de matar al proceso</text:p>
      <text:p text:style-name="P1"/>
      <text:p text:style-name="P1">f) killall: Le envía una señal a todos los procesos que estén siendo ejecutados por un programa</text:p>
      <text:p text:style-name="P1"/>
      <text:p text:style-name="P1">g) renice: Altera la prioridad de procesos en ejecución</text:p>
      <text:p text:style-name="P1"/>
      <text:p text:style-name="P6">I) Aparece 4 veces la palabra proceso en el primer programa</text:p>
      <text:p text:style-name="P6">II) Si</text:p>
      <text:p text:style-name="P1"/>
      <text:p text:style-name="P2">3)</text:p>
      <text:p text:style-name="P2"/>
      <text:p text:style-name="P2">A)</text:p>
      <text:p text:style-name="P2"/>
      <text:p text:style-name="P2">FCFS: Cuando hay que elegir un proceso para ejecutar, se selecciona el mas viejo</text:p>
      <text:p text:style-name="P2">No favorece a ningún tipo de procesos, pero en principio prodríamos decir que los CPU Bound terminan al comenzar su primer ráfaga, mientras que los I/O Bound no.</text:p>
      <text:p text:style-name="P2"/>
      <text:p text:style-name="P2">Algoritmo FIFO (cont.)</text:p>
      <text:p text:style-name="P2">#Ejemplo 1</text:p>
      <text:p text:style-name="P2">TAREA ''1'' <text:span text:style-name="T3">IN</text:span>ICIO=0</text:p>
      <text:p text:style-name="P2">[CPU,9]</text:p>
      <text:p text:style-name="P2">TAREA ''2'' INICIO=1</text:p>
      <text:p text:style-name="P2">[CPU,5]</text:p>
      <text:p text:style-name="P2">TAREA ''3'' <text:s/>INICIO=2</text:p>
      <text:p text:style-name="P2">[CPU,3]</text:p>
      <text:p text:style-name="P2">TAREA ''4'' <text:s/>INICIO=3</text:p>
      <text:p text:style-name="P2">[CPU,7]</text:p>
      <text:p text:style-name="P2"/>
      <text:p text:style-name="P2">Se ejecutaría: primero el 1, luego el 2, el 3 y el 4. Cada uno ejecutándose por completo ya que no es un algoritmo que favorezca a un proceso por sobre otro</text:p>
      <text:p text:style-name="P15"/>
      <text:p text:style-name="P15"/>
      <text:p text:style-name="P2"/>
      <text:p text:style-name="P15">SJF:</text:p>
      <text:p text:style-name="P15">Política no apropiativa que selecciona el proceso con la ráfaga más corta, este se calcula basado en la ejeución previa. Los procesos se colocan delante de los largos, los cuales pueden sufrir inanición </text:p>
      <text:p text:style-name="P14">Algoritmo <text:span text:style-name="T3">SJF</text:span>(cont.)</text:p>
      <text:p text:style-name="P14">#Ejemplo 1</text:p>
      <text:p text:style-name="P14">TAREA ''1'' <text:s/>INICIO=0</text:p>
      <text:p text:style-name="P14">[CPU,9]</text:p>
      <text:p text:style-name="P14">TAREA ''2'' INICIO=1</text:p>
      <text:p text:style-name="P14">[CPU,5]</text:p>
      <text:p text:style-name="P14">TAREA ''3'' INICIO=2</text:p>
      <text:p text:style-name="P14">[CPU,3]</text:p>
      <text:p text:style-name="P14">TAREA ''4'' INICIO=3</text:p>
      <text:p text:style-name="P14">[CPU,7]</text:p>
      <text:p text:style-name="P14"/>
      <text:p text:style-name="P15"><text:soft-page-break/></text:p>
      <text:p text:style-name="P15">Se ejecutaría: Primero el 1, luego el 3, luego el 5 y por último el 4. Al no ser apropiativo y llegar primero el 1, se debe terminar de ejecutar para ejecutar el más corto de la cola de listos.</text:p>
      <text:p text:style-name="P2">B)</text:p>
      <text:p text:style-name="P2"/>
      <text:p text:style-name="P2">Política nonpreemptive que selecciona el proceso con la ráfaga más corto</text:p>
      <text:p text:style-name="P2">• Calculo basado en la ejecución previa</text:p>
      <text:p text:style-name="P2">• Procesos cortos se colocan delante de procesos largos</text:p>
      <text:p text:style-name="P2">• Los procesos largos pueden sufrir starvation (inanición)</text:p>
      <text:p text:style-name="P2"/>
      <text:p text:style-name="P2">#Ejemplo 1</text:p>
      <text:p text:style-name="P2">TAREA ''1'' PRIORIDAD=3 INICIO=0</text:p>
      <text:p text:style-name="P2">[CPU,9]</text:p>
      <text:p text:style-name="P2">TAREA ''2'' PRIORIDAD=2 INICIO=1</text:p>
      <text:p text:style-name="P2">[CPU,5]</text:p>
      <text:p text:style-name="P2">TAREA ''3'' PRIORIDAD=1 INICIO=2</text:p>
      <text:p text:style-name="P2">[CPU,3]</text:p>
      <text:p text:style-name="P2">TAREA ''4'' PRIORIDAD=2 INICIO=3</text:p>
      <text:p text:style-name="P2">[CPU,7]</text:p>
      <text:p text:style-name="P2"/>
      <text:p text:style-name="P2">Siguiendo este ejemplo pero con SJF: Inicia el proceso 1, que es el primero en llegar, al terminar su ejecución se ejecuta el proceso 3, luego el 2 y por último el 4</text:p>
      <text:p text:style-name="P2"/>
      <text:p text:style-name="P2">Round Robin:</text:p>
      <text:p text:style-name="P2">Politica basada en un reloj</text:p>
      <text:p text:style-name="P2"><text:tab/>• Quantum (Q): medida que determina cuanto tiempo</text:p>
      <text:p text:style-name="P2">podría usar el procesador cada proceso:</text:p>
      <text:p text:style-name="P2"><text:tab/>• Pequeñoo: overhead de context switch</text:p>
      <text:p text:style-name="P2"><text:tab/>• Grande: ¿pensar?</text:p>
      <text:p text:style-name="P2"><text:tab/>• Cuando un proceso es expulsado de la CPU es colocado al</text:p>
      <text:p text:style-name="P2"><text:tab/>final de la Ready Queue y se selecciona otro (FIFO circular )</text:p>
      <text:p text:style-name="P2">Existe un “contador” que indica las unidades de CPU en las</text:p>
      <text:p text:style-name="P2">que el proceso se ejecuto. Cuando el mismo llega a 0 el</text:p>
      <text:p text:style-name="P2">proceso es expulsado</text:p>
      <text:p text:style-name="P2"><text:tab/>• El “contador” puede ser:</text:p>
      <text:p text:style-name="P2"><text:tab/><text:tab/>• Global</text:p>
      <text:p text:style-name="P2"><text:tab/><text:tab/>• Local → PCB</text:p>
      <text:p text:style-name="P2"><text:tab/>• Existen dos variantes con respecto al valor inicial del</text:p>
      <text:p text:style-name="P2"><text:tab/>“contador” cuando un proceso es asignado a la CPU:</text:p>
      <text:p text:style-name="P2"><text:tab/><text:tab/>• Timer Variable</text:p>
      <text:p text:style-name="P2"><text:tab/><text:tab/>• Timer Fijo</text:p>
      <text:p text:style-name="P2"/>
      <text:p text:style-name="P2"/>
      <text:p text:style-name="P2"/>
      <text:p text:style-name="P4">Algoritmo de uso de prioridades:</text:p>
      <text:p text:style-name="P4"/>
      <text:p text:style-name="P4">Cada proceso tiene un valor que representa su prioridad → menor valor, mayor prioridad</text:p>
      <text:p text:style-name="P4"><text:tab/>• Se selecciona el proceso de mayor prioridad de los que se</text:p>
      <text:p text:style-name="P4"><text:tab/>encuentran en la Ready Queue</text:p>
      <text:p text:style-name="P4"><text:tab/>• Existe una Ready Queue por cada nivel de prioridad</text:p>
      <text:p text:style-name="P4"><text:tab/>• Procesos de baja prioridad pueden sufrir starvation (inanici´on)</text:p>
      <text:p text:style-name="P4"><text:tab/>• Solución: permitir a un proceso cambiar su prioridad durante</text:p>
      <text:p text:style-name="P4"><text:soft-page-break/><text:tab/>su ciclo de vida → Aging o Penalty</text:p>
      <text:p text:style-name="P4"><text:tab/>• Puede ser un algoritmo preemptive o no</text:p>
      <text:p text:style-name="P4"/>
      <text:p text:style-name="P4"/>
      <text:p text:style-name="P4">c) Los más adecuados son aquellos que son apropiativos y no generan inanición</text:p>
      <text:p text:style-name="P4"/>
      <text:p text:style-name="P4"/>
      <text:p text:style-name="P4"/>
      <text:p text:style-name="P4">4)</text:p>
      <text:p text:style-name="P4"/>
      <text:p text:style-name="P4">a)</text:p>
      <text:p text:style-name="P3">RR timer variable:</text:p>
      <text:p text:style-name="P3"><text:tab/><text:tab/>El “contador” se inicializa en Q (contador := Q) cada vez que</text:p>
      <text:p text:style-name="P3"><text:tab/><text:tab/>un proceso es asignado a la CPU</text:p>
      <text:p text:style-name="P3"><text:tab/><text:tab/><text:tab/>• Es el más utilizado</text:p>
      <text:p text:style-name="P3"><text:tab/><text:tab/><text:tab/>• Utilizado por el simulador</text:p>
      <text:p text:style-name="P3"/>
      <text:p text:style-name="P3"><text:tab/>RR timer fijo:</text:p>
      <text:p text:style-name="P3"><text:tab/><text:tab/>• El “contador” se inicializa en Q cuando su valor es cero</text:p>
      <text:p text:style-name="P3"><text:tab/><text:tab/>• if (contador == 0) contador = Q;</text:p>
      <text:p text:style-name="P3"><text:tab/><text:tab/>• Se puede ver como un valor de Q compartido entre los</text:p>
      <text:p text:style-name="P3"><text:tab/><text:tab/>procesos</text:p>
      <text:p text:style-name="P5">C) El variable sería Global a todos los procesos</text:p>
      <text:p text:style-name="P5">En el fijo sería local al proceso en su PCB</text:p>
      <text:p text:style-name="P5"/>
      <text:p text:style-name="P7">9)</text:p>
      <text:p text:style-name="P7">A )Inanición: Se refiere a una situación en la que un proceso nunca llega acceder a los recursos que necesita para continuar su ejecución. Esto ocurre cuando uno o más procesos reciben continuamente prioridad sobre otros, impidiendo que los de baja prioridad accedan a recursos compartidos</text:p>
      <text:p text:style-name="P7"/>
      <text:p text:style-name="P7">B)</text:p>
      <text:p text:style-name="P7">Algoritmos que pueden provocar inanición:</text:p>
      <text:list text:style-name="L1">
        <text:list-item>
          <text:p text:style-name="P8">SJF</text:p>
        </text:list-item>
        <text:list-item>
          <text:p text:style-name="P8">Algoritmos de uso de prioridades</text:p>
        </text:list-item>
        <text:list-item>
          <text:p text:style-name="P8">SRTF</text:p>
        </text:list-item>
      </text:list>
      <text:p text:style-name="P7"/>
      <text:p text:style-name="P10">11)</text:p>
      <text:p text:style-name="P10"/>
      <text:p text:style-name="P10">Round robin:</text:p>
      <text:list text:style-name="L2">
        <text:list-item>
          <text:p text:style-name="P11">Fragmentación excesiva del tiempo de CPU:</text:p>
          <text:list>
            <text:list-item>
              <text:p text:style-name="P11">Al aplicar Q fijo para todos los procesos, aquellos ligados a E/S, típicamente necesitan menos CPU, pueden ser programados innecesariamente, desperdiciando tiempo de CPU</text:p>
            </text:list-item>
            <text:list-item>
              <text:p text:style-name="P11">Esto puede aumentar el overhead de cambio de contexto, especialmente si el quantum es muy pequeño</text:p>
            </text:list-item>
          </text:list>
        </text:list-item>
        <text:list-item>
          <text:p text:style-name="P11">Desempeño desigual:</text:p>
          <text:list>
            <text:list-item>
              <text:p text:style-name="P11">Los procesos ligados a CPU necesitan grandes cantidades de tiempo de ejecución continuo. Con quantum pequeño, estos se verán frecuentemente interrumpidos, incrementando su tiempo total de finalización</text:p>
            </text:list-item>
            <text:list-item>
              <text:p text:style-name="P11">Los procesos ligados a E/s podrían experimentar tiempos de espera adicionales en la cola mientras esperan su turno</text:p>
            </text:list-item>
          </text:list>
        </text:list-item>
        <text:list-item>
          <text:p text:style-name="P11">Procesos en espera luego de E/S:</text:p>
          <text:list>
            <text:list-item>
              <text:p text:style-name="P11"><text:soft-page-break/>Aquellos procesos que “Llamen” a E/S, que ya estaban ejecutandose en CPU, luego de hacer la E/s deberán esperar a que todos los procesos que estén por delante se ejecuten, y quizá no llegue a terminar su tarea hasta ese momento.</text:p>
            </text:list-item>
          </text:list>
        </text:list-item>
      </text:list>
      <text:p text:style-name="P10">Shortest Remaining Time First:</text:p>
      <text:list xml:id="list1482886531" text:style-name="L3">
        <text:list-item>
          <text:p text:style-name="P12">Favorece los procesos cortos:</text:p>
          <text:list>
            <text:list-item>
              <text:p text:style-name="P12">Los proceso ligados a E/S, que tienden a ser cortos, pueden ser programados frecuentemente. Esto puede resultar inanición para los procesos largos, retrasando su finalización</text:p>
            </text:list-item>
          </text:list>
        </text:list-item>
        <text:list-item>
          <text:p text:style-name="P12">Alto overhead por interrupciones frecuentes:</text:p>
          <text:list>
            <text:list-item>
              <text:p text:style-name="P12">Como el algoritmo es apropiativo, verifica constantemente si un nuevo proceso con menor tiempo restante ha llegado</text:p>
              <text:p text:style-name="P12"/>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8:48:33.822541128</meta:creation-date>
    <dc:date>2024-11-20T16:01:57.399714757</dc:date>
    <meta:editing-duration>PT3H40M56S</meta:editing-duration>
    <meta:editing-cycles>12</meta:editing-cycles>
    <meta:generator>LibreOffice/7.4.7.2$Linux_X86_64 LibreOffice_project/40$Build-2</meta:generator>
    <meta:document-statistic meta:table-count="0" meta:image-count="0" meta:object-count="0" meta:page-count="5" meta:paragraph-count="154" meta:word-count="1221" meta:character-count="7081" meta:non-whitespace-character-count="5974"/>
  </office:meta>
</office:document-meta>
</file>